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D719E9FB19ED6E4D1D.png" manifest:media-type="image/png"/>
  <manifest:file-entry manifest:full-path="Pictures/10000001000002D7000001D7F2CB651F94066076.png" manifest:media-type="image/png"/>
  <manifest:file-entry manifest:full-path="Pictures/10000001000002D7000001D7509E4F32852EB1C9.png" manifest:media-type="image/png"/>
  <manifest:file-entry manifest:full-path="Pictures/10000001000002D7000001D7253E70C7AB4C9A4E.png" manifest:media-type="image/png"/>
  <manifest:file-entry manifest:full-path="Pictures/10000001000002D4000001CCE11C6F68F948A83B.png" manifest:media-type="image/png"/>
  <manifest:file-entry manifest:full-path="Pictures/1000000100000424000003704CF2F82313837D71.png" manifest:media-type="image/png"/>
  <manifest:file-entry manifest:full-path="Pictures/10000001000002D4000001CC52264F43503DEB4E.png" manifest:media-type="image/png"/>
  <manifest:file-entry manifest:full-path="Pictures/10000001000002DB000001CA741BF46A296547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27911"/>
    </style:style>
    <style:style style:name="P3" style:family="paragraph" style:parent-style-name="Standard">
      <style:paragraph-properties fo:break-before="page"/>
      <style:text-properties officeooo:paragraph-rsid="001279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x="0in" svg:y="-0.4547in" svg:width="6.6929in" svg:height="4.1929in" draw:z-index="0"><draw:image xlink:href="Pictures/10000001000002DB000001CA741BF46A296547F4.png" xlink:type="simple" xlink:show="embed" xlink:actuate="onLoad" draw:mime-type="image/png"/></draw:frame><draw:frame draw:style-name="fr2" draw:name="Image2" text:anchor-type="char" svg:x="0.0008in" svg:y="3.9043in" svg:width="6.6929in" svg:height="5.5563in" draw:z-index="1"><draw:image xlink:href="Pictures/1000000100000424000003704CF2F82313837D71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3" text:anchor-type="char" svg:width="6.6929in" svg:height="4.252in" draw:z-index="2"><draw:image xlink:href="Pictures/10000001000002D4000001CC52264F43503DEB4E.png" xlink:type="simple" xlink:show="embed" xlink:actuate="onLoad" draw:mime-type="image/png"/></draw:frame><draw:frame draw:style-name="fr2" draw:name="Image4" text:anchor-type="char" svg:x="0in" svg:y="4.2516in" svg:width="6.6929in" svg:height="4.252in" draw:z-index="3"><draw:image xlink:href="Pictures/10000001000002D4000001CCE11C6F68F948A83B.png" xlink:type="simple" xlink:show="embed" xlink:actuate="onLoad" draw:mime-type="image/png"/></draw:frame><text:line-break/></text:p>
      <text:p text:style-name="P3"><draw:frame draw:style-name="fr2" draw:name="Image6" text:anchor-type="char" svg:x="0.0134in" svg:y="-0.1882in" svg:width="6.6929in" svg:height="4.3362in" draw:z-index="5"><draw:image xlink:href="Pictures/10000001000002D7000001D7509E4F32852EB1C9.png" xlink:type="simple" xlink:show="embed" xlink:actuate="onLoad" draw:mime-type="image/png"/></draw:frame></text:p>
      <text:p text:style-name="P2"><draw:frame draw:style-name="fr2" draw:name="Image5" text:anchor-type="char" svg:x="0.039in" svg:y="0.1075in" svg:width="6.6929in" svg:height="4.3362in" draw:z-index="4"><draw:image xlink:href="Pictures/10000001000002D7000001D7509E4F32852EB1C9.png" xlink:type="simple" xlink:show="embed" xlink:actuate="onLoad" draw:mime-type="image/png"/></draw:frame></text:p>
      <text:p text:style-name="P3"><draw:frame draw:style-name="fr2" draw:name="Image7" text:anchor-type="char" svg:x="-0.4819in" svg:y="0.2492in" svg:width="6.6929in" svg:height="4.3362in" draw:z-index="6"><draw:image xlink:href="Pictures/10000001000002D7000001D7F2CB651F94066076.png" xlink:type="simple" xlink:show="embed" xlink:actuate="onLoad" draw:mime-type="image/png"/></draw:frame><draw:frame draw:style-name="fr2" draw:name="Image8" text:anchor-type="char" svg:x="-0.3902in" svg:y="5.9654in" svg:width="6.6929in" svg:height="4.3362in" draw:z-index="7"><draw:image xlink:href="Pictures/10000001000002D7000001D719E9FB19ED6E4D1D.png" xlink:type="simple" xlink:show="embed" xlink:actuate="onLoad" draw:mime-type="image/png"/></draw:frame></text:p>
      <text:p text:style-name="P3"><draw:frame draw:style-name="fr1" draw:name="Image9" text:anchor-type="char" svg:width="6.6929in" svg:height="4.3362in" draw:z-index="8"><draw:image xlink:href="Pictures/10000001000002D7000001D7253E70C7AB4C9A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00:02:02.820037157</meta:creation-date>
    <dc:date>2025-12-26T00:18:20.301942142</dc:date>
    <meta:editing-duration>PT5M12S</meta:editing-duration>
    <meta:editing-cycles>1</meta:editing-cycles>
    <meta:document-statistic meta:table-count="0" meta:image-count="9" meta:object-count="0" meta:page-count="6" meta:paragraph-count="1" meta:word-count="0" meta:character-count="1" meta:non-whitespace-character-count="0"/>
    <meta:generator>LibreOffice/7.3.7.2$Linux_X86_64 LibreOffice_project/30$Build-2</meta:generator>
  </office:meta>
</office:document-meta>
</file>